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9a72" officeooo:paragraph-rsid="001d9a72"/>
    </style:style>
    <style:style style:name="P2" style:family="paragraph" style:parent-style-name="Standard">
      <style:text-properties officeooo:rsid="001f1e7b" officeooo:paragraph-rsid="001f1e7b"/>
    </style:style>
    <style:style style:name="P3" style:family="paragraph" style:parent-style-name="Standard">
      <style:text-properties officeooo:rsid="00214d24" officeooo:paragraph-rsid="00214d24"/>
    </style:style>
    <style:style style:name="P4" style:family="paragraph" style:parent-style-name="Standard">
      <style:text-properties officeooo:rsid="0025c3d5" officeooo:paragraph-rsid="0025c3d5"/>
    </style:style>
    <style:style style:name="P5" style:family="paragraph" style:parent-style-name="Standard">
      <style:text-properties officeooo:rsid="001f1e7b" officeooo:paragraph-rsid="001f1e7b"/>
    </style:style>
    <style:style style:name="P6" style:family="paragraph" style:parent-style-name="Standard">
      <style:text-properties officeooo:rsid="0027a619" officeooo:paragraph-rsid="0027a6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ira página de portfólio, criada com o intuito de servir diretamente profissional.</text:p>
      <text:p text:style-name="P1"/>
      <text:p text:style-name="P1"/>
      <text:p text:style-name="P2">André Philipe</text:p>
      <text:p text:style-name="P2"/>
      <text:p text:style-name="P4">Desenvolvedor Web</text:p>
      <text:p text:style-name="P4">Criação de Sites e temas em Wordpress </text:p>
      <text:p text:style-name="P4">Programador PHP Jr</text:p>
      <text:p text:style-name="P2"/>
      <text:p text:style-name="P3">Sobre</text:p>
      <text:p text:style-name="P6">Estudante de programação desde 2017, técnico em informática pela ETEPAC e estudante de análise e desenvolvimento de sistemas pela Uninassau. Trabalho como desenvolvendo sites em wordpress como freelance para agências e pessoas que desejam criar seus sites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4T19:27:59.626000000</meta:creation-date>
    <dc:date>2021-02-10T14:31:11.214000000</dc:date>
    <meta:editing-duration>PT32M</meta:editing-duration>
    <meta:editing-cycles>3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7" meta:word-count="64" meta:character-count="433" meta:non-whitespace-character-count="375"/>
  </office:meta>
</office:document-meta>
</file>